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76pt" fo:break-before="auto" style:use-optimal-row-height="false"/>
    </style:style>
    <style:style style:name="ro3" style:family="table-row">
      <style:table-row-properties style:row-height="109.76pt" fo:break-before="auto" style:use-optimal-row-height="false"/>
    </style:style>
    <style:style style:name="ro4" style:family="table-row">
      <style:table-row-properties style:row-height="19.39pt" fo:break-before="auto" style:use-optimal-row-height="false"/>
    </style:style>
    <style:style style:name="ro5" style:family="table-row">
      <style:table-row-properties style:row-height="9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b66c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order="0.99pt groove #000000"/>
    </style:style>
    <style:style style:name="ce5" style:family="table-cell" style:parent-style-name="Default">
      <style:table-cell-properties fo:border-bottom="0.06pt solid #000000" fo:background-color="#ffb66c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ddddd" fo:border="0.99pt groove #000000"/>
      <style:text-properties style:use-window-font-color="true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fo:background-color="#ffb66c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5" table:default-cell-style-name="Default"/>
        <table:table-row table:style-name="ro1">
          <table:table-cell table:style-name="Default" office:value-type="string" calcext:value-type="string">
            <text:p>Höhenmessung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Erfasser / Team</text:p>
          </table:table-cell>
          <table:table-cell table:style-name="ce1" office:value-type="string" calcext:value-type="string">
            <text:p>Distanz (m)</text:p>
          </table:table-cell>
          <table:table-cell table:style-name="ce1" office:value-type="string" calcext:value-type="string">
            <text:p>Augenhöhe (m)</text:p>
          </table:table-cell>
          <table:table-cell table:style-name="ce1" office:value-type="string" calcext:value-type="string">
            <text:p>Elevationswinkel (deg)</text:p>
          </table:table-cell>
          <table:table-cell table:style-name="ce1" office:value-type="string" calcext:value-type="string">
            <text:p>Bogenmaß</text:p>
          </table:table-cell>
          <table:table-cell table:style-name="ce1" office:value-type="string" calcext:value-type="string">
            <text:p>Gegenkathete (m)</text:p>
          </table:table-cell>
          <table:table-cell table:style-name="ce1" office:value-type="string" calcext:value-type="string">
            <text:p>Gesamthöhe (m)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Name/Team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𝜀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9" table:number-columns-repeated="1015"/>
        </table:table-row>
        <table:table-row table:style-name="ro4">
          <table:table-cell table:style-name="Default" office:value-type="string" calcext:value-type="string">
            <text:p>MEDIAN</text:p>
          </table:table-cell>
          <table:table-cell table:style-name="ce6" table:formula="of:=MEDIAN([.B7:.B24])" office:value-type="float" office:value="13.8135" calcext:value-type="float">
            <text:p>13.8135</text:p>
          </table:table-cell>
          <table:table-cell table:style-name="ce6" table:formula="of:=MEDIAN([.C7:.C24])" office:value-type="float" office:value="1.756" calcext:value-type="float">
            <text:p>1.756</text:p>
          </table:table-cell>
          <table:table-cell table:style-name="ce6" table:formula="of:=MEDIAN([.D7:.D24])" office:value-type="float" office:value="55.875" calcext:value-type="float">
            <text:p>55.875</text:p>
          </table:table-cell>
          <table:table-cell table:style-name="ce6" table:formula="of:=[.D5]/180*3.14159265358979" office:value-type="float" office:value="0.975202719551831" calcext:value-type="float">
            <text:p>0.975202719551831</text:p>
          </table:table-cell>
          <table:table-cell table:style-name="ce6" table:formula="of:=[.B5]*TAN([.E5])" office:value-type="float" office:value="20.3832907451294" calcext:value-type="float">
            <text:p>20.3832907451294</text:p>
          </table:table-cell>
          <table:table-cell table:style-name="ce6" table:formula="of:=[.C5]+[.F5]" office:value-type="float" office:value="22.1392907451294" calcext:value-type="float">
            <text:p>22.1392907451294</text:p>
          </table:table-cell>
          <table:table-cell table:number-columns-repeated="1015"/>
        </table:table-row>
        <table:table-row table:style-name="ro5">
          <table:table-cell table:style-name="ce3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4.798" calcext:value-type="float">
            <text:p>4.798</text:p>
          </table:table-cell>
          <table:table-cell office:value-type="float" office:value="1.87" calcext:value-type="float">
            <text:p>1.87</text:p>
          </table:table-cell>
          <table:table-cell office:value-type="float" office:value="73.5" calcext:value-type="float">
            <text:p>73.5</text:p>
          </table:table-cell>
          <table:table-cell table:formula="of:=[.D7]/180*3.14159265358979" office:value-type="float" office:value="1.28281700021583" calcext:value-type="float">
            <text:p>1.28281700021583</text:p>
          </table:table-cell>
          <table:table-cell table:formula="of:=[.B7]*TAN([.E7])" office:value-type="float" office:value="16.1977765415927" calcext:value-type="float">
            <text:p>16.1977765415927</text:p>
          </table:table-cell>
          <table:table-cell table:formula="of:=[.C7]+[.F7]" office:value-type="float" office:value="18.0677765415927" calcext:value-type="float">
            <text:p>18.067776541592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2.22" calcext:value-type="float">
            <text:p>12.22</text:p>
          </table:table-cell>
          <table:table-cell office:value-type="float" office:value="1.734" calcext:value-type="float">
            <text:p>1.734</text:p>
          </table:table-cell>
          <table:table-cell office:value-type="float" office:value="57.5" calcext:value-type="float">
            <text:p>57.5</text:p>
          </table:table-cell>
          <table:table-cell table:formula="of:=[.D8]/180*3.14159265358979" office:value-type="float" office:value="1.00356431989674" calcext:value-type="float">
            <text:p>1.00356431989674</text:p>
          </table:table-cell>
          <table:table-cell table:formula="of:=[.B8]*TAN([.E8])" office:value-type="float" office:value="19.1815577523757" calcext:value-type="float">
            <text:p>19.1815577523757</text:p>
          </table:table-cell>
          <table:table-cell table:formula="of:=[.C8]+[.F8]" office:value-type="float" office:value="20.9155577523757" calcext:value-type="float">
            <text:p>20.915557752375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5.21" calcext:value-type="float">
            <text:p>15.21</text:p>
          </table:table-cell>
          <table:table-cell office:value-type="float" office:value="1.746" calcext:value-type="float">
            <text:p>1.746</text:p>
          </table:table-cell>
          <table:table-cell office:value-type="float" office:value="51.7" calcext:value-type="float">
            <text:p>51.7</text:p>
          </table:table-cell>
          <table:table-cell table:formula="of:=[.D9]/180*3.14159265358979" office:value-type="float" office:value="0.902335223281067" calcext:value-type="float">
            <text:p>0.902335223281067</text:p>
          </table:table-cell>
          <table:table-cell table:formula="of:=[.B9]*TAN([.E9])" office:value-type="float" office:value="19.2592004302488" calcext:value-type="float">
            <text:p>19.2592004302488</text:p>
          </table:table-cell>
          <table:table-cell table:formula="of:=[.C9]+[.F9]" office:value-type="float" office:value="21.0052004302488" calcext:value-type="float">
            <text:p>21.005200430248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8.66" calcext:value-type="float">
            <text:p>18.66</text:p>
          </table:table-cell>
          <table:table-cell office:value-type="float" office:value="1.752" calcext:value-type="float">
            <text:p>1.752</text:p>
          </table:table-cell>
          <table:table-cell office:value-type="float" office:value="46.5" calcext:value-type="float">
            <text:p>46.5</text:p>
          </table:table-cell>
          <table:table-cell table:formula="of:=[.D10]/180*3.14159265358979" office:value-type="float" office:value="0.811578102177363" calcext:value-type="float">
            <text:p>0.811578102177363</text:p>
          </table:table-cell>
          <table:table-cell table:formula="of:=[.B10]*TAN([.E10])" office:value-type="float" office:value="19.6635371377427" calcext:value-type="float">
            <text:p>19.6635371377427</text:p>
          </table:table-cell>
          <table:table-cell table:formula="of:=[.C10]+[.F10]" office:value-type="float" office:value="21.4155371377427" calcext:value-type="float">
            <text:p>21.415537137742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7.886" calcext:value-type="float">
            <text:p>17.886</text:p>
          </table:table-cell>
          <table:table-cell office:value-type="float" office:value="1.764" calcext:value-type="float">
            <text:p>1.764</text:p>
          </table:table-cell>
          <table:table-cell office:value-type="float" office:value="47.5" calcext:value-type="float">
            <text:p>47.5</text:p>
          </table:table-cell>
          <table:table-cell table:formula="of:=[.D11]/180*3.14159265358979" office:value-type="float" office:value="0.829031394697306" calcext:value-type="float">
            <text:p>0.829031394697306</text:p>
          </table:table-cell>
          <table:table-cell table:formula="of:=[.B11]*TAN([.E11])" office:value-type="float" office:value="19.519143850125" calcext:value-type="float">
            <text:p>19.519143850125</text:p>
          </table:table-cell>
          <table:table-cell table:formula="of:=[.C11]+[.F11]" office:value-type="float" office:value="21.283143850125" calcext:value-type="float">
            <text:p>21.28314385012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7.668" calcext:value-type="float">
            <text:p>17.668</text:p>
          </table:table-cell>
          <table:table-cell office:value-type="float" office:value="1.76" calcext:value-type="float">
            <text:p>1.76</text:p>
          </table:table-cell>
          <table:table-cell office:value-type="float" office:value="54.25" calcext:value-type="float">
            <text:p>54.25</text:p>
          </table:table-cell>
          <table:table-cell table:formula="of:=[.D12]/180*3.14159265358979" office:value-type="float" office:value="0.946841119206923" calcext:value-type="float">
            <text:p>0.946841119206923</text:p>
          </table:table-cell>
          <table:table-cell table:formula="of:=[.B12]*TAN([.E12])" office:value-type="float" office:value="24.5424002043949" calcext:value-type="float">
            <text:p>24.5424002043949</text:p>
          </table:table-cell>
          <table:table-cell table:formula="of:=[.C12]+[.F12]" office:value-type="float" office:value="26.3024002043949" calcext:value-type="float">
            <text:p>26.302400204394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2.417" calcext:value-type="float">
            <text:p>12.417</text:p>
          </table:table-cell>
          <table:table-cell office:value-type="float" office:value="1.823" calcext:value-type="float">
            <text:p>1.823</text:p>
          </table:table-cell>
          <table:table-cell office:value-type="float" office:value="57.5" calcext:value-type="float">
            <text:p>57.5</text:p>
          </table:table-cell>
          <table:table-cell table:formula="of:=[.D13]/180*3.14159265358979" office:value-type="float" office:value="1.00356431989674" calcext:value-type="float">
            <text:p>1.00356431989674</text:p>
          </table:table-cell>
          <table:table-cell table:formula="of:=[.B13]*TAN([.E13])" office:value-type="float" office:value="19.4907858110678" calcext:value-type="float">
            <text:p>19.4907858110678</text:p>
          </table:table-cell>
          <table:table-cell table:formula="of:=[.C13]+[.F13]" office:value-type="float" office:value="21.3137858110678" calcext:value-type="float">
            <text:p>21.313785811067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hi</text:p>
          </table:table-cell>
          <table:table-cell office:value-type="float" office:value="10.785" calcext:value-type="float">
            <text:p>10.785</text:p>
          </table:table-cell>
          <table:table-cell office:value-type="float" office:value="1.799" calcext:value-type="float">
            <text:p>1.799</text:p>
          </table:table-cell>
          <table:table-cell office:value-type="float" office:value="60.5" calcext:value-type="float">
            <text:p>60.5</text:p>
          </table:table-cell>
          <table:table-cell table:formula="of:=[.D14]/180*3.14159265358979" office:value-type="float" office:value="1.05592419745657" calcext:value-type="float">
            <text:p>1.05592419745657</text:p>
          </table:table-cell>
          <table:table-cell table:formula="of:=[.B14]*TAN([.E14])" office:value-type="float" office:value="19.0624229651795" calcext:value-type="float">
            <text:p>19.0624229651795</text:p>
          </table:table-cell>
          <table:table-cell table:formula="of:=[.C14]+[.F14]" office:value-type="float" office:value="20.8614229651795" calcext:value-type="float">
            <text:p>20.861422965179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rco</text:p>
          </table:table-cell>
          <table:table-cell office:value-type="float" office:value="21.1" calcext:value-type="float">
            <text:p>21.1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table:formula="of:=[.D7]/180*3.14159265358979" office:value-type="float" office:value="1.28281700021583" calcext:value-type="float">
            <text:p>1.28281700021583</text:p>
          </table:table-cell>
          <table:table-cell table:formula="of:=[.B7]*TAN([.E15])" office:value-type="float" office:value="16.1977765415927" calcext:value-type="float">
            <text:p>16.1977765415927</text:p>
          </table:table-cell>
          <table:table-cell table:formula="of:=[.C7]+[.F15]" office:value-type="float" office:value="18.0677765415927" calcext:value-type="float">
            <text:p>18.067776541592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60" calcext:value-type="float">
            <text:p>60</text:p>
          </table:table-cell>
          <table:table-cell table:formula="of:=[.D16]/180*3.14159265358979" office:value-type="float" office:value="1.0471975511966" calcext:value-type="float">
            <text:p>1.0471975511966</text:p>
          </table:table-cell>
          <table:table-cell table:formula="of:=[.B16]*TAN([.E16])" office:value-type="float" office:value="20.7846096908265" calcext:value-type="float">
            <text:p>20.7846096908265</text:p>
          </table:table-cell>
          <table:table-cell table:formula="of:=[.C16]+[.F16]" office:value-type="float" office:value="21.5346096908265" calcext:value-type="float">
            <text:p>21.5346096908265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17]/180*3.14159265358979" office:value-type="float" office:value="0" calcext:value-type="float">
            <text:p>0</text:p>
          </table:table-cell>
          <table:table-cell table:formula="of:=[.B17]*TAN([.E17])" office:value-type="float" office:value="0" calcext:value-type="float">
            <text:p>0</text:p>
          </table:table-cell>
          <table:table-cell table:formula="of:=[.C17]+[.F17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18]/180*3.14159265358979" office:value-type="float" office:value="0" calcext:value-type="float">
            <text:p>0</text:p>
          </table:table-cell>
          <table:table-cell table:formula="of:=[.B18]*TAN([.E18])" office:value-type="float" office:value="0" calcext:value-type="float">
            <text:p>0</text:p>
          </table:table-cell>
          <table:table-cell table:formula="of:=[.C18]+[.F18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19]/180*3.14159265358979" office:value-type="float" office:value="0" calcext:value-type="float">
            <text:p>0</text:p>
          </table:table-cell>
          <table:table-cell table:formula="of:=[.B19]*TAN([.E19])" office:value-type="float" office:value="0" calcext:value-type="float">
            <text:p>0</text:p>
          </table:table-cell>
          <table:table-cell table:formula="of:=[.C19]+[.F19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20]/180*3.14159265358979" office:value-type="float" office:value="0" calcext:value-type="float">
            <text:p>0</text:p>
          </table:table-cell>
          <table:table-cell table:formula="of:=[.B20]*TAN([.E20])" office:value-type="float" office:value="0" calcext:value-type="float">
            <text:p>0</text:p>
          </table:table-cell>
          <table:table-cell table:formula="of:=[.C20]+[.F20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21]/180*3.14159265358979" office:value-type="float" office:value="0" calcext:value-type="float">
            <text:p>0</text:p>
          </table:table-cell>
          <table:table-cell table:formula="of:=[.B21]*TAN([.E21])" office:value-type="float" office:value="0" calcext:value-type="float">
            <text:p>0</text:p>
          </table:table-cell>
          <table:table-cell table:formula="of:=[.C21]+[.F21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22]/180*3.14159265358979" office:value-type="float" office:value="0" calcext:value-type="float">
            <text:p>0</text:p>
          </table:table-cell>
          <table:table-cell table:formula="of:=[.B22]*TAN([.E22])" office:value-type="float" office:value="0" calcext:value-type="float">
            <text:p>0</text:p>
          </table:table-cell>
          <table:table-cell table:formula="of:=[.C22]+[.F22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23]/180*3.14159265358979" office:value-type="float" office:value="0" calcext:value-type="float">
            <text:p>0</text:p>
          </table:table-cell>
          <table:table-cell table:formula="of:=[.B23]*TAN([.E23])" office:value-type="float" office:value="0" calcext:value-type="float">
            <text:p>0</text:p>
          </table:table-cell>
          <table:table-cell table:formula="of:=[.C23]+[.F23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formula="of:=[.D24]/180*3.14159265358979" office:value-type="float" office:value="0" calcext:value-type="float">
            <text:p>0</text:p>
          </table:table-cell>
          <table:table-cell table:formula="of:=[.B24]*TAN([.E24])" office:value-type="float" office:value="0" calcext:value-type="float">
            <text:p>0</text:p>
          </table:table-cell>
          <table:table-cell table:formula="of:=[.C24]+[.F24]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3:42:21.799358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3:58:53.362309855</meta:creation-date>
    <dc:date>2020-01-10T13:47:23.256152000</dc:date>
    <meta:editing-duration>PT1H16M34S</meta:editing-duration>
    <meta:editing-cycles>8</meta:editing-cycles>
    <meta:generator>LibreOffice/6.0.7.3$Linux_X86_64 LibreOffice_project/00m0$Build-3</meta:generator>
    <meta:document-statistic meta:table-count="1" meta:cell-count="116" meta:object-count="0"/>
  </office:meta>
</office:document-meta>
</file>